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background-color="#ffff00"/>
    </style:style>
    <style:style style:name="P2" style:family="paragraph" style:parent-style-name="Heading_20_1">
      <style:text-properties fo:color="#c9211e" loext:opacity="100%" officeooo:rsid="001584c1" officeooo:paragraph-rsid="001584c1" fo:background-color="#ffff00"/>
    </style:style>
    <style:style style:name="P3" style:family="paragraph" style:parent-style-name="Heading_20_3">
      <style:text-properties fo:language="ru" fo:country="RU"/>
    </style:style>
    <style:style style:name="P4" style:family="paragraph" style:parent-style-name="Heading_20_3">
      <style:text-properties fo:language="ru" fo:country="RU" officeooo:rsid="001584c1" officeooo:paragraph-rsid="001584c1"/>
    </style:style>
    <style:style style:name="P5" style:family="paragraph" style:parent-style-name="Standard">
      <style:text-properties officeooo:rsid="001584c1" officeooo:paragraph-rsid="001584c1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 style:list-style-name="L1"/>
    <style:style style:name="P9" style:family="paragraph" style:parent-style-name="Text_20_body">
      <style:text-properties fo:color="#c9211e" loext:opacity="100%" fo:background-color="#ffff00"/>
    </style:style>
    <style:style style:name="P10" style:family="paragraph" style:parent-style-name="Text_20_body">
      <style:text-properties officeooo:rsid="0019f0dd" officeooo:paragraph-rsid="0019f0dd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fo:language="ru" fo:country="RU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fo:language="ru" fo:country="RU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айл utmp позволяет узнать информацию о том, кто в данный момент использует</text:p>
      <text:p text:style-name="Standard"><text:s text:c="7"/>система. <text:s/>В настоящее время системой может пользоваться больше пользователей, поскольку не все про‐</text:p>
      <text:p text:style-name="Standard"><text:s text:c="7"/>граммы используют ведение журнала utmp.</text:p>
      <text:p text:style-name="Standard"/>
      <text:p text:style-name="Standard"><text:s text:c="7"/>Предупреждение: utmp не должен быть доступен для записи пользовательскому классу «other», поскольку многие системы</text:p>
      <text:p text:style-name="Standard"><text:s text:c="7"/>программы (по глупости) зависят от его целостности. <text:s/>Вы рискуете подделать файлы системного журнала и</text:p>
      <text:p text:style-name="Standard"><text:s text:c="7"/>изменения системных файлов, если вы оставляете utmp доступным для записи любому пользователю, кроме</text:p>
      <text:p text:style-name="Standard"><text:s text:c="7"/>владелец и владелец группы файла.</text:p>
      <text:p text:style-name="Standard"/>
      <text:p text:style-name="Standard"><text:s text:c="7"/>Файл представляет собой последовательность структур utmp, объявленную в &lt;utmp.h&gt; следующим образом (примечание:</text:p>
      <text:p text:style-name="Standard"><text:s text:c="7"/>что это лишь одно из нескольких определений; подробности зависят от версии</text:p>
      <text:p text:style-name="Standard"><text:s text:c="7"/>библиотеки libc):</text:p>
      <text:p text:style-name="Standard"/>
      <text:p text:style-name="Standard"><text:s text:c="11"/>/* Значения поля ut_type ниже */</text:p>
      <text:p text:style-name="Standard"/>
      <text:p text:style-name="Standard">/* Values for ut_type field, below */</text:p>
      <text:p text:style-name="Standard"/>
      <text:p text:style-name="Standard"><text:s text:c="11"/>#define EMPTY <text:s text:c="8"/>0 /* Record does not contain valid info</text:p>
      <text:p text:style-name="Standard"><text:s text:c="38"/>(formerly known as UT_UNKNOWN on Linux) */</text:p>
      <text:p text:style-name="Standard"><text:s text:c="11"/>#define RUN_LVL <text:s text:c="6"/>1 /* Change in system run-level (see</text:p>
      <text:p text:style-name="Standard"><text:s text:c="38"/>init(1)) */</text:p>
      <text:p text:style-name="Standard"><text:s text:c="11"/>#define BOOT_TIME <text:s text:c="4"/>2 /* Time of system boot (in ut_tv) */</text:p>
      <text:p text:style-name="Standard"><text:s text:c="11"/>#define NEW_TIME <text:s text:c="5"/>3 /* Time after system clock change</text:p>
      <text:p text:style-name="Standard"><text:s text:c="38"/>(in ut_tv) */</text:p>
      <text:p text:style-name="Standard"><text:s text:c="11"/>#define OLD_TIME <text:s text:c="5"/>4 /* Time before system clock change</text:p>
      <text:p text:style-name="Standard"><text:s text:c="38"/>(in ut_tv) */</text:p>
      <text:p text:style-name="Standard"><text:s text:c="11"/>#define INIT_PROCESS <text:s/>5 /* Process spawned by init(1) */</text:p>
      <text:p text:style-name="Standard"><text:s text:c="11"/>#define LOGIN_PROCESS 6 /* Session leader process for user login */</text:p>
      <text:p text:style-name="Standard"><text:s text:c="11"/>#define USER_PROCESS <text:s/>7 /* Normal process */</text:p>
      <text:p text:style-name="Standard"><text:s text:c="11"/>#define DEAD_PROCESS <text:s/>8 /* Terminated process */</text:p>
      <text:p text:style-name="Standard"><text:s text:c="11"/>#define ACCOUNTING <text:s text:c="3"/>9 /* Not implemented */</text:p>
      <text:p text:style-name="Standard"/>
      <text:p text:style-name="Standard"><text:s text:c="11"/>#define UT_LINESIZE <text:s text:c="5"/>32</text:p>
      <text:p text:style-name="Standard"><text:s text:c="11"/>#define UT_NAMESIZE <text:s text:c="5"/>32</text:p>
      <text:p text:style-name="Standard"><text:s text:c="11"/>#define UT_HOSTSIZE <text:s text:c="4"/>256</text:p>
      <text:p text:style-name="Standard"/>
      <text:p text:style-name="Standard"><text:s/>Manual page utmp(5) line 21 (press h for help or q to quit)</text:p>
      <text:p text:style-name="Standard"/>
      <text:p text:style-name="Standard"/>
      <text:p text:style-name="Standard">Эта структура дает имя специального файла, связанного с терминалом пользователя.</text:p>
      <text:p text:style-name="Standard"><text:s text:c="7"/>nal, имя пользователя и время входа в систему в формате time(2). <text:s/>Нить</text:p>
      <text:p text:style-name="Standard"><text:s text:c="7"/>поля завершаются нулевым байтом («0»), если они короче размера</text:p>
      <text:p text:style-name="Standard"><text:s text:c="7"/>поле.</text:p>
      <text:p text:style-name="Standard"/>
      <text:p text:style-name="Standard"><text:s text:c="7"/>Первые когда-либо созданные записи являются результатом обработки init(1) inittab(5). <text:s/>До</text:p>
      <text:p text:style-name="Standard"><text:s text:c="7"/>запись обрабатывается, однако init(1) очищает utmp, устанавливая ut_type в значение</text:p>
      <text:p text:style-name="Standard"><text:soft-page-break/><text:s text:c="7"/>DEAD_PROCESS, очистка ut_user, ut_host и ut_time нулевыми байтами для каждого</text:p>
      <text:p text:style-name="Standard"><text:s text:c="7"/>записать, какой ut_type не DEAD_PROCESS или RUN_LVL и где нет процесса с PID</text:p>
      <text:p text:style-name="Standard"><text:s text:c="7"/>ut_pid существует. <text:s/>Если пустая запись с нужным ut_id не найдена, init(1) создаётся.</text:p>
      <text:p text:style-name="Standard"><text:s text:c="7"/>ест новый. <text:s/>Он устанавливает ut_id из inittab, ut_pid и ut_time на текущие</text:p>
      <text:p text:style-name="Standard"><text:s text:c="7"/>значения, а ut_type — INIT_PROCESS.</text:p>
      <text:p text:style-name="Standard"/>
      <text:p text:style-name="Standard"><text:s text:c="7"/>mingetty(8) (или agetty(8)) находит запись по PID, меняет ut_type на LO‐</text:p>
      <text:p text:style-name="Standard"><text:s text:c="7"/>GIN_PROCESS изменяет ut_time, устанавливает ut_line и ждет установления соединения.</text:p>
      <text:p text:style-name="Standard"><text:s text:c="7"/>хотел. <text:s text:c="2"/>login(1) после аутентификации пользователя меняет ut_type на</text:p>
      <text:p text:style-name="Standard"><text:s/>Страница руководства utmp(5), строка 84 (нажмите h для справки или q для выхода)</text:p>
      <text:p text:style-name="Standard"/>
      <text:p text:style-name="Standard">FILES</text:p>
      <text:p text:style-name="Standard"><text:s text:c="6"/><text:span text:style-name="T3"><text:s/>/var/run/utmp</text:span></text:p>
      <text:p text:style-name="P1"><text:s text:c="7"/>/var/log/wtmp</text:p>
      <text:p text:style-name="Standard"/>
      <text:p text:style-name="Standard">ВЕРСИИ</text:p>
      <text:p text:style-name="Standard"><text:s text:c="7"/>POSIX.1 не определяет структуру utmp, а скорее структуру с именем utmpx (как часть</text:p>
      <text:p text:style-name="Standard"><text:s text:c="7"/>расширение XSI) со спецификациями полей ut_type, ut_pid, ut_line,</text:p>
      <text:p text:style-name="Standard"><text:s text:c="7"/>ut_id, ut_user и ut_tv. <text:s/>POSIX.1 не определяет длину ut_line и</text:p>
      <text:p text:style-name="Standard"><text:s text:c="7"/>поля ut_user.</text:p>
      <text:p text:style-name="Standard"/>
      <text:p text:style-name="Standard"><text:s text:c="7"/>Linux определяет структуру utmpx так же, как и структуру utmp.</text:p>
      <text:p text:style-name="Standard"/>
      <text:p text:style-name="Standard">СТАНДАРТЫ</text:p>
      <text:p text:style-name="Standard"><text:s text:c="7"/>Линукс.</text:p>
      <text:p text:style-name="Standard"/>
      <text:p text:style-name="Standard">ИСТОРИЯ</text:p>
      <text:p text:style-name="Standard"><text:s text:c="7"/>Записи Linux utmp не соответствуют ни v7/BSD, ни System V; они представляют собой смесь</text:p>
      <text:p text:style-name="Standard"><text:s text:c="7"/>два.</text:p>
      <text:p text:style-name="Standard"/>
      <text:p text:style-name="Standard"><text:s text:c="7"/>v7/BSD имеет меньше полей; самое главное, в нем отсутствует ut_type, что приводит к нативному</text:p>
      <text:p text:style-name="Standard"><text:s/>Страница руководства utmp(5), строка 130 (нажмите h для получения справки или q для выхода)</text:p>
      <text:p text:style-name="Standard"/>
      <text:p text:style-name="P5">===============================================================</text:p>
      <text:p text:style-name="P5"/>
      <text:h text:style-name="P2" text:outline-level="1">Назначение файлов utmp, wtmp, btmp</text:h>
      <text:p text:style-name="P9"><text:bookmark text:name="more-3688"/></text:p>
      <text:p text:style-name="P11"><text:span text:style-name="T5">В</text:span> <text:span text:style-name="T5">отличие от файлов syslog и файлов auth.log, все эти файлы являются двоичными файлами (бинарники).</text:span></text:p>
      <text:p text:style-name="P12">Таким образом, мы не можем использовать наши обычные текстовые инструменты, такие как less или grep, чтобы читать их или извлекать из них информацию.</text:p>
      <text:p text:style-name="P7">Вместо этого мы будем использовать некоторые специальные инструменты, которые могут читать эти двоичные файлы.</text:p>
      <text:list xml:id="list2812905173" text:style-name="L1">
        <text:list-item>
          <text:p text:style-name="P13"><text:soft-page-break/>utmp предоставляет вам полное представление о входе пользователей в систему, в каких терминалах, выходах из системы, системных событиях и текущем состоянии системы, времени загрузки системы (используется uptime) и т. д.</text:p>
        </text:list-item>
        <text:list-item>
          <text:p text:style-name="P13">wtmp предоставляет исторические данные utmp.</text:p>
        </text:list-item>
        <text:list-item>
          <text:p text:style-name="P8"><text:span text:style-name="T5">btmp записывает только неудачные попытки входа в систему.</text:span> </text:p>
        </text:list-item>
      </text:list>
      <text:h text:style-name="Heading_20_3" text:outline-level="3">Команды w и who</text:h>
      <text:p text:style-name="P7">Команды w и who извлекают информацию о том, кто вошел в систему и что они делают, из файла /var/run/utmp.</text:p>
      <text:p text:style-name="P7">Если вы хотите увидеть список пользователей, которые в данный момент вошли в систему, используйте who:</text:p>
      <text:section text:style-name="Sect1" text:name="urvanov-syntax-highlighter-66f0464d5a60c436148574">
        <text:p text:style-name="Text_20_body"/>
        <text:p text:style-name="Text_20_body"/>
        <text:h text:style-name="P3" text:outline-level="3">Команда lastb</text:h>
        <text:p text:style-name="P12">Вы можете просмотреть текущую историю зарегистрированных сеансов, содержащихся в /var/run/btmp, набрав:</text:p>
        <text:section text:style-name="Sect1" text:name="urvanov-syntax-highlighter-66f0464d5a620256390074">
          <text:p text:style-name="P11"/>
        </text:section>
        <text:p text:style-name="P10">sudo lastb</text:p>
      </text:section>
      <text:h text:style-name="P4" text:outline-level="3">Команда utmpdump</text:h>
      <text:p text:style-name="P7">Теперь, учитывая, что двоичные файлы нельзя просматривать с помощью базовых команд чтения, таких как cat, less и more, и в тоже время не просто полагаться на базовые команды, такие как last, who, lastb и другие, другой подход заключается в использовании команды utmpdump:</text:p>
      <text:section text:style-name="Sect1" text:name="urvanov-syntax-highlighter-66f0464d5a623497993144">
        <text:p text:style-name="P6"># utmpdump /var/run/utmp</text:p>
        <text:section text:style-name="Sect1" text:name="urvanov-syntax-highlighter-66f0464d5a625236988313-2">
          <text:p text:style-name="P6"># utmpdump /var/log/wtmp</text:p>
        </text:section>
        <text:section text:style-name="Sect1" text:name="urvanov-syntax-highlighter-66f0464d5a625236988313-3">
          <text:p text:style-name="P6"># utmpdump /var/log/btmp</text:p>
        </text:section>
        <text:p text:style-name="Text_20_body"/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04:50.832399366</meta:creation-date>
    <dc:date>2024-09-22T19:38:10.432216762</dc:date>
    <meta:editing-duration>PT20M41S</meta:editing-duration>
    <meta:editing-cycles>10</meta:editing-cycles>
    <meta:generator>LibreOffice/7.1.8.1$Linux_X86_64 LibreOffice_project/10$Build-1</meta:generator>
    <meta:document-statistic meta:table-count="0" meta:image-count="0" meta:object-count="0" meta:page-count="3" meta:paragraph-count="80" meta:word-count="687" meta:character-count="5288" meta:non-whitespace-character-count="4085"/>
  </office:meta>
</office:document-meta>
</file>